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6" style:family="paragraph" style:parent-style-name="Preformatted_20_Text">
      <style:paragraph-properties fo:margin-left="0in" fo:margin-right="0in" fo:orphans="2" fo:widows="2" fo:text-indent="0in" style:auto-text-indent="false"/>
    </style:style>
    <style:style style:name="P7"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8" style:family="paragraph" style:parent-style-name="Preformatted_20_Text">
      <style:paragraph-properties fo:orphans="2" fo:widows="2"/>
    </style:style>
    <style:style style:name="P9" style:family="paragraph" style:parent-style-name="Preformatted_20_Text">
      <style:paragraph-properties fo:margin-top="0in" fo:margin-bottom="0.1965in" style:contextual-spacing="false" fo:orphans="2" fo:widows="2"/>
    </style:style>
    <style:style style:name="P10" style:family="paragraph" style:parent-style-name="Preformatted_20_Text">
      <style:paragraph-properties fo:orphans="2" fo:widows="2"/>
      <style:text-properties officeooo:paragraph-rsid="00251b1e"/>
    </style:style>
    <style:style style:name="P11" style:family="paragraph" style:parent-style-name="Preformatted_20_Text">
      <style:paragraph-properties fo:margin-top="0in" fo:margin-bottom="0.1965in" style:contextual-spacing="false" fo:orphans="2" fo:widows="2"/>
      <style:text-properties officeooo:paragraph-rsid="00264225"/>
    </style:style>
    <style:style style:name="P12" style:family="paragraph" style:parent-style-name="Preformatted_20_Text">
      <style:paragraph-properties fo:margin-top="0in" fo:margin-bottom="0.1965in" style:contextual-spacing="false" fo:orphans="2" fo:widows="2"/>
      <style:text-properties officeooo:paragraph-rsid="00274ebc"/>
    </style:style>
    <style:style style:name="P13" style:family="paragraph" style:parent-style-name="Standard">
      <style:text-properties fo:font-weight="bold" fo:background-color="#ffff00"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Text_20_body">
      <style:paragraph-properties fo:margin-left="0in" fo:margin-right="0in" fo:line-height="150%" fo:orphans="2" fo:widows="2" fo:text-indent="0in" style:auto-text-indent="false"/>
    </style:style>
    <style:style style:name="P16" style:family="paragraph" style:parent-style-name="Standard">
      <style:text-properties fo:background-color="#ffff00"/>
    </style:style>
    <style:style style:name="P17" style:family="paragraph" style:parent-style-name="Preformatted_20_Text">
      <style:paragraph-properties fo:margin-top="0in" fo:margin-bottom="0.1965in" style:contextual-spacing="false"/>
    </style:style>
    <style:style style:name="P18" style:family="paragraph" style:parent-style-name="Preformatted_20_Text">
      <style:paragraph-properties fo:margin-top="0in" fo:margin-bottom="0.1965in" style:contextual-spacing="false"/>
      <style:text-properties officeooo:paragraph-rsid="002473fe"/>
    </style:style>
    <style:style style:name="P19"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P20"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background-color="#ffff00" loext:char-shading-value="0"/>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2473fe" fo:background-color="transparent" loext:char-shading-value="0" style:font-weight-asian="normal" style:font-weight-complex="normal"/>
    </style:style>
    <style:style style:name="T20" style:family="text">
      <style:text-properties officeooo:rsid="002ae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0">Библиотеки OpenCL</text:span></text:p>
      <text:p text:style-name="P2">https://downloads.ti.com/mctools/esd/docs/opencl/reference.html</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3"><text:a xlink:type="simple" xlink:href="https://github.com/marty1885?tab=repositories" text:style-name="Internet_20_link" text:visited-style-name="Visited_20_Internet_20_Link">https://github.com/marty1885?tab=repositories</text:a></text:p>
      <text:p text:style-name="P13">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5"><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6"><text:span text:style-name="Source_20_Text"><text:span text:style-name="T5">cd</text:span></text:span><text:span text:style-name="Source_20_Text"><text:span text:style-name="T8"> /usr/lib</text:span></text:span></text:p>
      <text:p text:style-name="P8"><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8"><text:span text:style-name="Source_20_Text"><text:span text:style-name="T8"/></text:span></text:p>
      <text:p text:style-name="P10"><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0"><text:span text:style-name="Source_20_Text"><text:span text:style-name="T8"/></text:span></text:p>
      <text:p text:style-name="P8"/>
      <text:p text:style-name="P8"><text:span text:style-name="Source_20_Text"><text:span text:style-name="T5">cd</text:span></text:span><text:span text:style-name="Source_20_Text"><text:span text:style-name="T8"> /lib/firmware</text:span></text:span></text:p>
      <text:p text:style-name="P9"><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3">Now we need the OpenCL ICD loader. The one in apt will suffice. Then, since we manually downloaded the Mali GPU blob, we need to add it to the OpenCL ICD config file.</text:p>
      <text:p text:style-name="P6"><text:span text:style-name="Source_20_Text"><text:span text:style-name="T8">sudo apt install mesa-opencl-icd clinfo</text:span></text:span></text:p>
      <text:p text:style-name="P8"/>
      <text:p text:style-name="P8"><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8"><text:span text:style-name="Source_20_Text"><text:span text:style-name="T8"/></text:span></text:p>
      <text:p text:style-name="P12"><text:span text:style-name="Source_20_Text"><text:span text:style-name="T12">Версия 2.1</text:span></text:span></text:p>
      <text:p text:style-name="P9"><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2"><text:span text:style-name="Source_20_Text"><text:span text:style-name="T10">Версия 3.0</text:span></text:span></text:p>
      <text:p text:style-name="P11"><text:soft-page-break/><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9"><text:span text:style-name="Source_20_Text"><text:span text:style-name="T8"/></text:span></text:p>
      <text:p text:style-name="P3">Finally, we need to statisify the dependencies of the Mali OpenCL.</text:p>
      <text:p text:style-name="P7"><text:span text:style-name="Source_20_Text"><text:span text:style-name="T8">sudo apt install libxcb-dri2-0 libxcb-dri3-0 libwayland-client0 libwayland-server0 libx11-xcb1</text:span></text:span></text:p>
      <text:p text:style-name="P15"><text:span text:style-name="T2">Now you can run </text:span><text:span text:style-name="Source_20_Text"><text:span text:style-name="T3">clinfo</text:span></text:span><text:span text:style-name="T2"> to see if OpenCL is working.</text:span></text:p>
      <text:p text:style-name="P5">Дома на ноутбуке</text:p>
      <text:p text:style-name="P4">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7">https://habr.com/ru/companies/yandex_praktikum/articles/591541/</text:span></text:a></text:p>
      <text:p text:style-name="P16">https://github.com/cpppracticum/GPGPU_Habr_Materials/tree/main/mandelmin</text:p>
      <text:p text:style-name="Standard"/>
      <text:p text:style-name="P14">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3"/>
      <text:p text:style-name="P17"><text:span text:style-name="Source_20_Text"><text:span text:style-name="T18"/></text:span></text:p>
      <text:p text:style-name="P18"><text:soft-page-break/><text:span text:style-name="Source_20_Text"><text:span text:style-name="T19">clinfo</text:span></text:span></text:p>
      <text:p text:style-name="P18"><text:span text:style-name="Source_20_Text"><text:span text:style-name="T18">clpeak <text:s/></text:span></text:span><text:span text:style-name="Source_20_Text"><text:span text:style-name="T19">тест</text:span></text:span></text:p>
      <text:p text:style-name="Standard"/>
      <text:p text:style-name="Standard"/>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2T12:01:57.283395656</dc:date>
    <meta:editing-duration>PT9H2M18S</meta:editing-duration>
    <meta:editing-cycles>28</meta:editing-cycles>
    <meta:document-statistic meta:table-count="0" meta:image-count="0" meta:object-count="0" meta:page-count="3" meta:paragraph-count="52" meta:word-count="233" meta:character-count="2633" meta:non-whitespace-character-count="2444"/>
  </office:meta>
</office:document-meta>
</file>